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Black Box :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8-11-03T23:31:56</meta:creation-date>
    <dc:date>2008-11-03T23:32:13</dc:date>
    <dc:language>en-US</dc:language>
    <meta:editing-cycles>2</meta:editing-cycles>
    <meta:editing-duration>PT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2" meta:character-count="11"/>
  </office:meta>
</office:document-meta>
</file>